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fo:font-style="normal" style:font-style-asian="normal" style:font-style-complex="normal"/>
    </style:style>
    <style:style style:name="P2" style:family="paragraph" style:parent-style-name="Standard">
      <style:paragraph-properties fo:margin-left="0.3in" fo:margin-right="0in" fo:text-indent="0in" style:auto-text-indent="false"/>
      <style:text-properties style:font-name="Courier 10 Pitch" fo:font-size="8pt" fo:font-style="normal" style:font-size-asian="8pt" style:font-style-asian="normal" style:font-size-complex="8pt" style:font-style-complex="normal"/>
    </style:style>
    <style:style style:name="P3" style:family="paragraph" style:parent-style-name="Standard">
      <style:paragraph-properties fo:margin-left="0.3in" fo:margin-right="0in" fo:text-indent="0in" style:auto-text-indent="false"/>
      <style:text-properties style:font-name="Courier 10 Pitch" fo:font-size="8pt" fo:font-style="normal" fo:font-weight="bold" style:font-size-asian="8pt" style:font-style-asian="normal" style:font-weight-asian="bold" style:font-size-complex="8pt" style:font-style-complex="normal" style:font-weight-complex="bold"/>
    </style:style>
    <style:style style:name="P4" style:family="paragraph" style:parent-style-name="Standard">
      <style:paragraph-properties fo:margin-left="0in" fo:margin-right="0in" fo:text-indent="0in" style:auto-text-indent="false"/>
      <style:text-properties style:font-name="Courier 10 Pitch" fo:font-size="8pt" fo:font-style="normal" style:font-size-asian="8pt" style:font-style-asian="normal" style:font-size-complex="8pt"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list-style-name="L1"/>
    <style:style style:name="P7" style:family="paragraph" style:parent-style-name="Standard" style:list-style-name="L1">
      <style:text-properties style:font-name="Courier 10 Pitch" fo:font-style="normal" style:font-style-asian="normal" style:font-style-complex="normal"/>
    </style:style>
    <style:style style:name="P8" style:family="paragraph" style:parent-style-name="Standard" style:list-style-name="L1">
      <style:text-properties style:font-name="Liberation Serif"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Liberation Serif" fo:font-style="normal" style:font-style-asian="normal" style:font-style-complex="normal"/>
    </style:style>
    <style:style style:name="T5" style:family="text">
      <style:text-properties style:font-name="Liberation Serif" fo:font-style="normal" fo:font-weight="bold" style:font-style-asian="normal" style:font-style-complex="normal"/>
    </style:style>
    <style:style style:name="T6"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imera Fase : Servicios web WCF vs Cliente Java generado con wsimport (JAX-WS)</text:p>
      <text:p text:style-name="Standard"/>
      <text:list xml:id="list1203966107" text:style-name="L1">
        <text:list-item>
          <text:p text:style-name="P6">Cuando se hostea un servicio WCF en IIS 7 el wsdl que se genera tiene todos las referencias URLs utilizando en nombre netbios del servidor (en este caso 'vistavm'). La solución temporal ha sido modificar el fichero /etc/hosts del equipo cliente (GuilleLaptop) para asociar la IP del servidor (192.168.1.34) con el nombre vistavm. De este modo el plugin de Netbeans para generar el código cliente (proxy) es capaz de usar el wsdl sin problemas.</text:p>
          <text:p text:style-name="P6"/>
        </text:list-item>
        <text:list-item>
          <text:p text:style-name="P6">El cliente Java es generado utilizando la URL de publicación del wsdl (metadata) y es de estilo “JAX-WS style”. WSDL URL:</text:p>
          <text:p text:style-name="P6"><text:a xlink:type="simple" xlink:href="http://vistavm/ProfileServiceHost/ProfileService.svc?wsdl">http://vistavm/ProfileServiceHost/ProfileService.svc?wsdl</text:a></text:p>
          <text:p text:style-name="P6"/>
        </text:list-item>
        <text:list-item>
          <text:p text:style-name="P6"><text:a xlink:type="simple" xlink:href="https://wsit.dev.java.net/" office:target-frame-name="_blank" xlink:show="new">Web Services Interoperability Technology (WSIT)</text:a>, an implementation of open web services technologies that enables interoperability between Java EE and .NET. WSIT along with Java API for XML-Based Services (JAX-WS) comprise the stack of web services technologies in <text:a xlink:type="simple" xlink:href="https://glassfish.dev.java.net/" office:target-frame-name="_blank" xlink:show="new">GlassFish v2</text:a>. The web services stack in GlassFish v2 is called <text:a xlink:type="simple" xlink:href="https://metro.dev.java.net/" office:target-frame-name="_blank" xlink:show="new">Project Metro</text:a> or Metro for short. Metro is built into <text:a xlink:type="simple" xlink:href="http://www.sun.com/software/products/appsrvr/appsrvr9_1.xml">Sun Java System Application Server 9.1</text:a>. Metro also runs in other containers such as Tomcat.</text:p>
          <text:p text:style-name="P6">WSIT, also called Project Tango, includes features that enable advanced web service interoperability with the .NET Windows Communication Foundation (WCF), a set of technologies for building and running connected systems. WSIT also addresses key aspects of web services interoperability such as reliable messaging, transaction handling, and security. What this means is that any combination of Metro-based and WCF-based clients and services can interoperate with support for reliable messaging, transaction handling, and security.</text:p>
          <text:p text:style-name="P6">To ensure that the stack of WCF and Metro technologies interoperate properly and provide the proper support, Microsoft and Sun engineers run comprehensive interoperability tests called "plug-fests". You can find out more about the plug-fests, including the scenarios that are tested, by viewing the <text:a xlink:type="simple" xlink:href="http://www.mssoapinterop.org/ilab/" office:target-frame-name="_blank" xlink:show="new">Web Services Interoperability Plug-Fest</text:a> Home Page. All tests pass in the current levels of .NET and Metro: .NET 3.0 and Metro 1.0. </text:p>
          <text:p text:style-name="P6">(<text:a xlink:type="simple" xlink:href="http://blogs.sun.com/enterprisetechtips/entry/testing_interoperability_between_metro_and">http://blogs.sun.com/enterprisetechtips/entry/testing_interoperability_between_metro_and</text:a>)</text:p>
          <text:p text:style-name="P6"/>
        </text:list-item>
        <text:list-item>
          <text:p text:style-name="P6">Problemas de interoperabilidad entre cliente Java y servicio WCF. Utilicé la herramienta JAX-WS (wsimport) para la generación de las clases proxy cliente java.</text:p>
          <text:p text:style-name="P7">wsimport -d /home/guille/workspace/src/ProfileClient/trunk/ProfileClient/ProfileServiceAdapter/build/generated/jax-wsCache/ProfileService -extension -Xnocompile -keep -s /home/guille/workspace/src/ProfileClient/trunk/ProfileClient/ProfileServiceAdapter/build/generated/jax-wsCache/ProfileService -catalog /home/guille/workspace/src/ProfileClient/trunk/ProfileClient/ProfileServiceAdapter/catalog.xml -verbose /home/guille/workspace/src/ProfileClient/trunk/ProfileClient/ProfileServiceAdapter/xml-resources/web-service-references/ProfileService/wsdl/vistavm/ProfileServiceHost/ProfileService.svc.wsdl -wsdllocation <text:a xlink:type="simple" xlink:href="http://vistavm/ProfileServiceHost/ProfileService.svc?wsdl">http://vistavm/ProfileServiceHost/ProfileService.svc?wsdl</text:a></text:p>
        </text:list-item>
        <text:list-item>
          <text:p text:style-name="P8">Instalación del plugin <text:span text:style-name="T1">soapUI</text:span> de netbeans para monitorizar el servicio web y detectar posibles problemas. Este plugin se integra con la herramienta Java para el testeo de la interoperabilidad.</text:p>
        </text:list-item>
        <text:list-item>
          <text:p text:style-name="P8"><text:soft-page-break/>Descarga de las herramientas de testeo de interoperabilidad WS-I de la siguiente web:</text:p>
          <text:p text:style-name="P8"><text:a xlink:type="simple" xlink:href="http://www.ws-i.org/deliverables/workinggroup.aspx?wg=testingtools">http://www.ws-i.org/deliverables/workinggroup.aspx?wg=testingtools</text:a></text:p>
          <text:p text:style-name="P8">Descargadas herramienta C# y herramienta Java.</text:p>
        </text:list-item>
        <text:list-item>
          <text:p text:style-name="P8">Creación de un proyecto Web Service Testing Project (usando SOAP UI). Los mensajes SOAP (requests) creados para el BasicHttpBinding funcionan perfectamente. Sin embargo, los requests creados para el wsHttpBinding no funcionan.</text:p>
        </text:list-item>
        <text:list-item>
          <text:p text:style-name="P8">Con wsHttpBinding se detecta primero un problema de falta de respuesta del servidor, <text:s/>la llamada al servicio se queda “colgada” y el servidor no responde. Después de investigar, descubro que el problema es que el wsHttpBinding utiliza seguridad por defecto (autenticación, etc.) para resolverlo desactivo la seguridad en la configuración WCF del servicio. Esto será una solución temporal hasta que sepa como activar la seguridad en el cliente Java.</text:p>
        </text:list-item>
        <text:list-item>
          <text:p text:style-name="P8">Posteriormente surge otro problema. Después de desactivar la seguridad, parece que los mensajes llegan al servidor pero este responde con el siguiente mensaje SOAP.</text:p>
        </text:list-item>
      </text:list>
      <text:p text:style-name="P1"/>
      <text:p text:style-name="P2">&lt;s:Envelope xmlns:s="http://www.w3.org/2003/05/soap-envelope" xmlns:a="http://www.w3.org/2005/08/addressing"&gt;</text:p>
      <text:p text:style-name="P2"><text:s text:c="3"/>&lt;s:Header&gt;</text:p>
      <text:p text:style-name="P2"><text:s text:c="6"/>&lt;a:Action s:mustUnderstand="1"&gt;http://www.w3.org/2005/08/addressing/fault&lt;/a:Action&gt;</text:p>
      <text:p text:style-name="P2"><text:s text:c="3"/>&lt;/s:Header&gt;</text:p>
      <text:p text:style-name="P2"><text:s text:c="3"/>&lt;s:Body&gt;</text:p>
      <text:p text:style-name="P2"><text:s text:c="6"/>&lt;s:Fault&gt;</text:p>
      <text:p text:style-name="P2"><text:s text:c="9"/>&lt;s:Code&gt;</text:p>
      <text:p text:style-name="P2"><text:s text:c="12"/>&lt;s:Value&gt;s:Sender&lt;/s:Value&gt;</text:p>
      <text:p text:style-name="P2"><text:s text:c="12"/>&lt;s:Subcode&gt;</text:p>
      <text:p text:style-name="P2"><text:s text:c="15"/>&lt;s:Value&gt;a:ActionMismatch&lt;/s:Value&gt;</text:p>
      <text:p text:style-name="P2"><text:s text:c="12"/>&lt;/s:Subcode&gt;</text:p>
      <text:p text:style-name="P2"><text:s text:c="9"/>&lt;/s:Code&gt;</text:p>
      <text:p text:style-name="P2"><text:s text:c="9"/>&lt;s:Reason&gt;</text:p>
      <text:p text:style-name="P2"><text:s text:c="12"/>&lt;s:Text xml:lang="es-ES"&gt;</text:p>
      <text:p text:style-name="P2"><text:tab/><text:tab/><text:span text:style-name="T3">The SOAP action specified on the message, '', does not match the HTTP SOAP Action,</text:span></text:p>
      <text:p text:style-name="P2"><text:span text:style-name="T3"><text:tab/><text:tab/>'http://babel.services.com/IProfileService/GetAllProfiles'.</text:span>&lt;/s:Text&gt;</text:p>
      <text:p text:style-name="P2"><text:s text:c="9"/>&lt;/s:Reason&gt;</text:p>
      <text:p text:style-name="P2"><text:s text:c="9"/>&lt;s:Detail&gt;</text:p>
      <text:p text:style-name="P2"><text:s text:c="12"/>&lt;a:ProblemHeaderQName&gt;a:Action&lt;/a:ProblemHeaderQName&gt;</text:p>
      <text:p text:style-name="P2"><text:s text:c="9"/>&lt;/s:Detail&gt;</text:p>
      <text:p text:style-name="P2"><text:s text:c="6"/>&lt;/s:Fault&gt;</text:p>
      <text:p text:style-name="P2"><text:s text:c="3"/>&lt;/s:Body&gt;</text:p>
      <text:p text:style-name="P2">&lt;/s:Envelope&gt;</text:p>
      <text:p text:style-name="P1"/>
      <text:list xml:id="list675161623" text:continue-numbering="true" text:style-name="L1">
        <text:list-item>
          <text:p text:style-name="P8">La solución al problema fue añadir en la cabecera SOAP el elemento wsa:Action con la definición del método a llamar y el elemento wsa:To indicando la URL del servicio.</text:p>
          <text:p text:style-name="P8"/>
        </text:list-item>
      </text:list>
      <text:p text:style-name="P2">&lt;soap:Envelope xmlns:soap="http://www.w3.org/2003/05/soap-envelope" xmlns:bab="http://babel.services.com" xmlns:wsa="http://www.w3.org/2005/08/addressing"&gt;</text:p>
      <text:p text:style-name="P2"><text:s text:c="3"/>&lt;soap:Header&gt;</text:p>
      <text:p text:style-name="P2"><text:s text:c="6"/><text:span text:style-name="T3">&lt;wsa:Action&gt;</text:span><text:a xlink:type="simple" xlink:href="http://service.profile.babel.com/IProfileService/GetAllProfiles"><text:span text:style-name="T6">http://service.profile.babel.com/IProfileService/GetAllProfiles</text:span></text:a><text:span text:style-name="T3">&lt;/wsa:Action&gt;</text:span></text:p>
      <text:p text:style-name="P3"><text:s text:c="6"/>&lt;wsa:To&gt;http://vistavm/Babel.Profile.Service/ProfileService.svc&lt;/wsa:To&gt;</text:p>
      <text:p text:style-name="P2"><text:s text:c="3"/>&lt;/soap:Header&gt;</text:p>
      <text:p text:style-name="P2"><text:s text:c="3"/>&lt;soap:Body&gt;</text:p>
      <text:p text:style-name="P2"><text:s text:c="6"/>&lt;bab:GetAllProfiles/&gt;</text:p>
      <text:p text:style-name="P2"><text:s text:c="3"/>&lt;/soap:Body&gt;</text:p>
      <text:p text:style-name="P2">&lt;/soap:Envelope&gt;</text:p>
      <text:p text:style-name="P4"/>
      <text:list xml:id="list173064942" text:continue-numbering="true" text:style-name="L1">
        <text:list-item>
          <text:p text:style-name="P8">Para resolver esto en las plantillas de mensajes SOAP (requests) generadas por el plugin SOAP UI para Netbeans hay que seleccionar el checkbox 'Enable/Disable WS-A Addressing' y especificar los campos 'Action' y 'To' que aparecen en la pestaña 'WS-A'. El campo Action debe tener la URI que define la dirección lógica del servicio (suele estar precargada ya que está definida en el WSDL), en cambio, el campo To suele estar vacío y en él hay que escribir la URL física donde se encuentra desplegado nuestro servicio. En el ejemplo anterior los campos deberían tener los siguientes valores:</text:p>
          <text:p text:style-name="P8"><text:soft-page-break/></text:p>
          <text:p text:style-name="P8">Action = “<text:bookmark-start text:name="DDE_LINK1"/><text:a xlink:type="simple" xlink:href="http://service.profile.babel.com/IProfileService/GetAllProfiles">http://service.profile.babel.com/IProfileService/GetAllProfiles</text:a><text:bookmark-end text:name="DDE_LINK1"/>”</text:p>
          <text:p text:style-name="P8">To = “<text:a xlink:type="simple" xlink:href="http://vistavm/Babel.Profile.Service/ProfileService.svc">http://vistavm/Babel.Profile.Service/ProfileService.svc</text:a>”</text:p>
          <text:p text:style-name="P8"/>
          <text:p text:style-name="P8">Establecer estos parámetros es equivalente a incluir los tags wsa:Action y wsa:To en la cabecera SOAP del mensaje soap:Header.</text:p>
          <text:p text:style-name="P8"><text:s/></text:p>
        </text:list-item>
        <text:list-item>
          <text:p text:style-name="P8">Ahora voy a probar con el código proxy generado con wsimport (versión 2.1.6 JAX-WS) en ProfileClientAdapter y se produce una excepción en el código proxy generado al recibir la respuesta del servicio. Es una excepción de tipo mustUnderstand.</text:p>
          <text:p text:style-name="P8"/>
        </text:list-item>
      </text:list>
      <text:p text:style-name="Standard"><text:span text:style-name="T4"><text:tab/></text:span><text:span text:style-name="T2">javax.xml.ws.soap.SOAPFaultException: MustUnderstand headers:[{</text:span><text:a xlink:type="simple" xlink:href="http://www.w3.org/2005/08/addressing"><text:span text:style-name="T2">http://www.w3.org/2005/08/addressing</text:span></text:a><text:span text:style-name="T2">}Action] are not understood</text:span></text:p>
      <text:p text:style-name="P1"/>
      <text:p text:style-name="Standard"><text:span text:style-name="T4"><text:tab/>Parece ser que este problema está ocasionado por el hecho de que WCF utiliza el namespace </text:span><text:a xlink:type="simple" xlink:href="http://www.w3.org/2005/08/addressing"><text:span text:style-name="T5">http://www.w3.org/2005/08/addressing</text:span></text:a><text:span text:style-name="T4"> <text:s/>y JAX-WS (wsimport) genera un proxy que espera una versión anterior. “</text:span>It's about the new namespace for WS-Addressing which WCF uses and JAX-WS not.”</text:p>
      <text:p text:style-name="Standard"/>
      <text:p text:style-name="Standard"><text:tab/>La solución a este problema ha consistido en descargar, instalar y utilizar las librerías (jars) correspondientes a la última versión del framework para servicios web Metro.</text:p>
      <text:p text:style-name="P1"/>
      <text:list xml:id="list2140801601" text:continue-numbering="true" text:style-name="L1">
        <text:list-item>
          <text:p text:style-name="P8">Java Specifications Requests (JSR) para web services</text:p>
          <text:p text:style-name="P8"/>
          <text:p text:style-name="P8">JSR 206 = JAXP 1.3 = Java API for XML Processing</text:p>
          <text:p text:style-name="P8">JSR 222 = JAXB 2.0 = Java Architecture for XML Binding</text:p>
          <text:p text:style-name="P8">JSR 224 = JAX-WS = Java API for XML Web Services (successor of JAX-RPC).</text:p>
          <text:p text:style-name="P8">JSR 311 = JAX-RS 1.0 y 1.1 = Java API for RESTful Web Services</text:p>
          <text:p text:style-name="P8"/>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09T22:54:52</meta:creation-date>
    <dc:date>2012-02-16T16:34:57</dc:date>
    <meta:editing-duration>PT06H58M28S</meta:editing-duration>
    <meta:editing-cycles>33</meta:editing-cycles>
    <meta:generator>OpenOffice.org/3.2$Linux OpenOffice.org_project/320m12$Build-9483</meta:generator>
    <meta:document-statistic meta:table-count="0" meta:image-count="0" meta:object-count="0" meta:page-count="3" meta:paragraph-count="64" meta:word-count="924" meta:character-count="7673"/>
    <meta:user-defined meta:name="Info 1"/>
    <meta:user-defined meta:name="Info 2"/>
    <meta:user-defined meta:name="Info 3"/>
    <meta:user-defined meta:name="Info 4"/>
  </office:meta>
</office:document-meta>
</file>